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84d1" fo:font-size="14pt" style:font-size-asian="14pt" style:font-size-complex="14pt"/>
    </style:style>
    <style:style style:name="P4" style:family="paragraph" style:parent-style-name="Heading_20_2" style:master-page-name="Standard">
      <style:paragraph-properties fo:text-align="center" style:justify-single-word="false" style:page-number="auto"/>
    </style:style>
    <style:style style:name="P5" style:family="paragraph" style:parent-style-name="Heading_20_3">
      <style:paragraph-properties fo:margin-top="0.353cm" fo:margin-bottom="0.499cm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73308829234184818" text:style-name="Outline">
        <text:list-item>
          <text:list>
            <text:list-item>
              <text:h text:style-name="P4" text:outline-level="2"><text:span text:style-name="T1">Britain Needs an Intervention</text:span></text:h>
            </text:list-item>
          </text:list>
        </text:list-item>
      </text:list>
      <text:p text:style-name="P6"><text:span text:style-name="Emphasis">How to rescue a failing democracy without starting a new party</text:span></text:p>
      <text:p text:style-name="Horizontal_20_Line"/>
      <text:p text:style-name="Text_20_body">Britain is not broken, but it is breaking. The signs are unmistakable: NHS queues stretching for hours, a generation priced out of home ownership, and ministers lurching between culture wars while local authorities collapse. The UK is drifting—not from a single policy failure, but from decades of systemic neglect.</text:p>
      <text:p text:style-name="Text_20_body">This decline isn’t inevitable. It is the result of failed strategies, performative politics, and institutional rot. The deeper tragedy is that most voters know it. What’s missing is a credible, non-partisan framework for recovery—a route out of stagnation that doesn’t rely on nostalgia or scapegoats.</text:p>
      <text:p text:style-name="Text_20_body">That’s why I’ve released the <text:span text:style-name="Strong_20_Emphasis">UK Party Intervention Platform</text:span>—a public, open-source strategy to rescue British democracy, economy, and trust in public life. It’s not a party. It’s a plan. And it’s built around five core Fixes:</text:p>
      <text:p text:style-name="Horizontal_20_Line"/>
      <text:list xml:id="list37848020" text:continue-numbering="true" text:style-name="Outline">
        <text:list-item>
          <text:list>
            <text:list-item>
              <text:list>
                <text:list-item>
                  <text:h text:style-name="P5" text:outline-level="3">✅ The Five Fixes</text:h>
                </text:list-item>
              </text:list>
            </text:list-item>
          </text:list>
        </text:list-item>
      </text:list>
      <text:p text:style-name="Text_20_body"><text:span text:style-name="Strong_20_Emphasis">1. Rebuild Growth</text:span><text:line-break/>Invest in infrastructure, skills, and green industries. Re-engage with EU markets where feasible.</text:p>
      <text:p text:style-name="Text_20_body"><text:span text:style-name="Strong_20_Emphasis">2. Fix Daily Life</text:span><text:line-break/>Enforce anti-monopoly laws, tax land not wages, and build housing where people actually live.</text:p>
      <text:p text:style-name="Text_20_body"><text:span text:style-name="Strong_20_Emphasis">3. Rescue Public Services</text:span><text:line-break/>Audit the NHS, schools and transport. Insource failing contracts and reward performance.</text:p>
      <text:p text:style-name="Text_20_body"><text:span text:style-name="Strong_20_Emphasis">4. Heal Inequality</text:span><text:line-break/>Introduce land value tax, baby bonds, and regionally balanced spending.</text:p>
      <text:p text:style-name="Text_20_body"><text:span text:style-name="Strong_20_Emphasis">5. Fix Democracy</text:span><text:line-break/>Replace First Past the Post, create regional assemblies, and codify a modern constitution.</text:p>
      <text:p text:style-name="Horizontal_20_Line"/>
      <text:p text:style-name="Text_20_body">These reforms are not utopian. They are already working—in Scotland, in Germany, and in mayoral cities across the UK. But they won’t be delivered by a two-party system trapped in mutual contempt. We need cross-party reformers—MPs, mayors, civic leaders, and citizens—to align around shared goals, not just shared grievances.</text:p>
      <text:p text:style-name="Text_20_body">This isn’t a left or right proposal. It’s a rejection of fatalism. Britain doesn’t need another election slogan. It needs an intervention. And if none of the parties will do it, we—the public—must.</text:p>
      <text:p text:style-name="Horizontal_20_Line"/>
      <text:p text:style-name="Text_20_body"><text:span text:style-name="Strong_20_Emphasis">? Want to help or endorse?</text:span> Email rick@groupbuild.org or comment below.</text:p>
      <text:p text:style-name="Text_20_body">#RickPublic #InterventionPlatform #UKPolitics #DemocracyReform #RebuildBritain #CivicAction #PoliticalReform #GeneralElection2025 #PublicServices #CostOfLivingCrisis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7-08T17:58:21.30</dc:date>
    <meta:editing-duration>P0D</meta:editing-duration>
    <meta:generator>OpenOffice/4.1.15$Win32 OpenOffice.org_project/4115m2$Build-9813</meta:generator>
    <dc:creator>Rick Ballard</dc:creator>
    <meta:document-statistic meta:table-count="0" meta:image-count="0" meta:object-count="0" meta:page-count="1" meta:paragraph-count="15" meta:word-count="331" meta:character-count="22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